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b847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-width="0.15cm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text-align="center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3cm" svg:height="4cm" svg:x="8.885cm" svg:y="1.6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84cm" svg:height="1.469cm" svg:x="9.368cm" svg:y="4.017cm">
            <text:p text:style-name="P2"><text:span text:style-name="T1">File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25cm" svg:height="1.224cm" svg:x="9.76cm" svg:y="1.9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10.385cm" svg:y1="4.002cm" svg:x2="10.385cm" svg:y2="3.186cm">
            <text:p/>
          </draw:line>
        </draw:g>
        <draw:g>
          <draw:custom-shape draw:style-name="gr5" draw:text-style-name="P4" draw:layer="layout" svg:width="4cm" svg:height="2cm" svg:x="1.635cm" svg:y="8.1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.5cm" svg:x="1.8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3.13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4.3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4" draw:layer="layout" svg:width="4cm" svg:height="2cm" svg:x="6.135cm" svg:y="8.1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.5cm" svg:x="6.3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7.63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8.8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4" draw:layer="layout" svg:width="4cm" svg:height="2cm" svg:x="10.635cm" svg:y="8.1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.5cm" svg:x="10.8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12.13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13.3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4" draw:layer="layout" svg:width="4cm" svg:height="2cm" svg:x="15.135cm" svg:y="8.1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1.5cm" svg:x="15.3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16.63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cm" svg:height="1.5cm" svg:x="17.885cm" svg:y="8.385cm">
            <text:p text:style-name="P2"><text:span text:style-name="T1">V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cm" svg:height="4cm" svg:x="3.635cm" svg:y="1.6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84cm" svg:height="1.469cm" svg:x="4.118cm" svg:y="4.017cm">
            <text:p text:style-name="P2"><text:span text:style-name="T1">File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25cm" svg:height="1.224cm" svg:x="4.51cm" svg:y="1.9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5.135cm" svg:y1="4.002cm" svg:x2="5.135cm" svg:y2="3.186cm">
            <text:p/>
          </draw:line>
        </draw:g>
        <draw:g>
          <draw:custom-shape draw:style-name="gr1" draw:text-style-name="P1" draw:layer="layout" svg:width="3cm" svg:height="4cm" svg:x="14.135cm" svg:y="1.6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084cm" svg:height="1.469cm" svg:x="14.618cm" svg:y="4.017cm">
            <text:p text:style-name="P2"><text:span text:style-name="T1">File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1.25cm" svg:height="1.224cm" svg:x="15.01cm" svg:y="1.9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15.635cm" svg:y1="4.002cm" svg:x2="15.635cm" svg:y2="3.186cm">
            <text:p/>
          </draw:line>
        </draw:g>
        <draw:line draw:style-name="gr4" draw:text-style-name="P4" draw:layer="layout" svg:x1="2.385cm" svg:y1="8.385cm" svg:x2="4.135cm" svg:y2="5.635cm">
          <text:p/>
        </draw:line>
        <draw:line draw:style-name="gr4" draw:text-style-name="P4" draw:layer="layout" svg:x1="3.635cm" svg:y1="8.385cm" svg:x2="9.718cm" svg:y2="5.635cm">
          <text:p/>
        </draw:line>
        <draw:line draw:style-name="gr4" draw:text-style-name="P4" draw:layer="layout" svg:x1="4.885cm" svg:y1="8.385cm" svg:x2="5.135cm" svg:y2="5.635cm">
          <text:p/>
        </draw:line>
        <draw:line draw:style-name="gr4" draw:text-style-name="P4" draw:layer="layout" svg:x1="18.385cm" svg:y1="8.385cm" svg:x2="11.135cm" svg:y2="5.635cm">
          <text:p/>
        </draw:line>
        <draw:line draw:style-name="gr4" draw:text-style-name="P4" draw:layer="layout" svg:x1="17.135cm" svg:y1="8.385cm" svg:x2="16.135cm" svg:y2="5.635cm">
          <text:p/>
        </draw:line>
        <draw:line draw:style-name="gr4" draw:text-style-name="P4" draw:layer="layout" svg:x1="15.885cm" svg:y1="8.385cm" svg:x2="6.135cm" svg:y2="5.635cm">
          <text:p/>
        </draw:line>
        <draw:line draw:style-name="gr4" draw:text-style-name="P4" draw:layer="layout" svg:x1="6.885cm" svg:y1="8.385cm" svg:x2="10.135cm" svg:y2="5.635cm">
          <text:p/>
        </draw:line>
        <draw:line draw:style-name="gr4" draw:text-style-name="P4" draw:layer="layout" svg:x1="8.135cm" svg:y1="8.385cm" svg:x2="5.718cm" svg:y2="5.635cm">
          <text:p/>
        </draw:line>
        <draw:line draw:style-name="gr4" draw:text-style-name="P4" draw:layer="layout" svg:x1="9.385cm" svg:y1="8.385cm" svg:x2="10.301cm" svg:y2="5.635cm">
          <text:p/>
        </draw:line>
        <draw:line draw:style-name="gr4" draw:text-style-name="P4" draw:layer="layout" svg:x1="11.385cm" svg:y1="8.385cm" svg:x2="14.635cm" svg:y2="5.635cm">
          <text:p/>
        </draw:line>
        <draw:line draw:style-name="gr4" draw:text-style-name="P4" draw:layer="layout" svg:x1="12.635cm" svg:y1="8.385cm" svg:x2="10.718cm" svg:y2="5.635cm">
          <text:p/>
        </draw:line>
        <draw:line draw:style-name="gr4" draw:text-style-name="P4" draw:layer="layout" svg:x1="13.885cm" svg:y1="8.385cm" svg:x2="15.301cm" svg:y2="5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8-24T12:01:43</meta:creation-date>
    <dc:creator>Russ</dc:creator>
    <dc:date>2006-08-24T12:32:05</dc:date>
    <dc:language>en-GB</dc:language>
    <meta:editing-cycles>3</meta:editing-cycles>
    <meta:editing-duration>PT30M25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